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language="en" fo:country="none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10pt" fo:letter-spacing="normal" fo:language="en" fo:country="none" fo:font-style="normal" style:text-underline-style="none" fo:font-weight="bold" style:font-name-asian="Raleway" style:font-size-asian="10pt" style:font-style-asian="normal" style:font-weight-asian="bold" style:font-name-complex="Raleway" style:font-size-complex="10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aleway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1;p25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1">JavaScript</text:span><text:span text:style-name="T1"><text:line-break/></text:span><text:span text:style-name="T2"> </text:span><text:span text:style-name="T2"><text:line-break/></text:span><text:span text:style-name="T3">Data Types</text:span></text:p>
          </draw:text-box>
        </draw:frame>
        <presentation:notes draw:style-name="dp1">
          <draw:page-thumbnail draw:name="Google Shape;128;g54dca2a71f_0_1464:notes" draw:style-name="gr1" draw:layer="layout" svg:width="18.665cm" svg:height="11.136cm" svg:x="1.167cm" svg:y="2.227cm" draw:page-number="1" presentation:class="page"/>
          <draw:frame draw:name="Google Shape;129;g54dca2a71f_0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wo Kinds of Data" draw:style-name="dp1" draw:master-page-name="TITLE_5f_AND_5f_BODY" presentation:presentation-page-layout-name="AL2T1">
        <draw:frame draw:name="Google Shape;136;p26" presentation:style-name="pr3" draw:text-style-name="P4" draw:layer="layout" svg:width="23.543cm" svg:height="1.638cm" svg:x="2.233cm" svg:y="4.037cm" presentation:class="title" presentation:user-transformed="true">
          <draw:text-box>
            <text:p text:style-name="P1"><text:span text:style-name="T4">Two Kinds of Data</text:span></text:p>
          </draw:text-box>
        </draw:frame>
        <draw:frame draw:name="Google Shape;137;p26_1" presentation:style-name="pr4" draw:text-style-name="P6" draw:layer="layout" svg:width="23.543cm" svg:height="6.923cm" svg:x="2.233cm" svg:y="6.365cm" presentation:class="outline" presentation:user-transformed="true">
          <draw:text-box>
            <text:list text:style-name="L3">
              <text:list-item>
                <text:p text:style-name="P5"><text:span text:style-name="T5">Primitive : </text:span><text:span text:style-name="T6">A primitive is simply a data type that is not an object, and has no methods.</text:span></text:p>
              </text:list-item>
              <text:list-item>
                <text:p text:style-name="P5"><text:span text:style-name="T5">Object: </text:span><text:span text:style-name="T6">An object is a collection of properties. These properties are stored in key/value pairs. Properties can reference any type of data, including objects and/or primitive values.</text:span><text:span text:style-name="T5"> </text:span></text:p>
              </text:list-item>
            </text:list>
          </draw:text-box>
        </draw:frame>
        <presentation:notes draw:style-name="dp1">
          <draw:page-thumbnail draw:name="Google Shape;133;g5450bdf60a_1_25:notes" draw:style-name="gr1" draw:layer="layout" svg:width="18.665cm" svg:height="11.136cm" svg:x="1.167cm" svg:y="2.227cm" draw:page-number="2" presentation:class="page"/>
          <draw:frame draw:name="Google Shape;134;g5450bdf60a_1_1"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42;p27" presentation:style-name="pr1" draw:text-style-name="P2" draw:layer="layout" svg:width="23.541cm" svg:height="13.258cm" svg:x="2.233cm" svg:y="1.482cm" presentation:class="title" presentation:user-transformed="true">
          <draw:text-box>
            <text:p text:style-name="P1"><text:span text:style-name="T7">Primitive Data Types </text:span><text:span text:style-name="T7"><text:line-break/></text:span><text:span text:style-name="T7"><text:line-break/></text:span><text:span text:style-name="T3">Strings (represents textual data)</text:span><text:span text:style-name="T3"><text:line-break/></text:span><text:span text:style-name="T3">Number (numbers of any kind)</text:span><text:span text:style-name="T3"><text:line-break/></text:span><text:span text:style-name="T3">Boolean (logical type)</text:span><text:span text:style-name="T3"><text:line-break/></text:span><text:span text:style-name="T3">Null </text:span><text:span text:style-name="T3"><text:line-break/></text:span><text:span text:style-name="T3">Undefined </text:span><text:span text:style-name="T3"><text:line-break/></text:span><text:span text:style-name="T3">Symbol</text:span><text:span text:style-name="T3"><text:line-break/></text:span><text:span text:style-name="T3"/></text:p>
          </draw:text-box>
        </draw:frame>
        <presentation:notes draw:style-name="dp1">
          <draw:page-thumbnail draw:name="Google Shape;139;g54dca2a71f_0_324:notes" draw:style-name="gr1" draw:layer="layout" svg:width="18.665cm" svg:height="11.136cm" svg:x="1.167cm" svg:y="2.227cm" draw:page-number="3" presentation:class="page"/>
          <draw:frame draw:name="Google Shape;140;g54dca2a71f_0_1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55;p1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69;p16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;p16">
        <draw:custom-shape draw:name="Google Shape;71;p16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3;p16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74;p16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75;p16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48:59.791734596</meta:creation-date>
    <dc:date>2020-07-30T12:49:40.904810146</dc:date>
    <meta:editing-duration>PT42S</meta:editing-duration>
    <meta:editing-cycles>1</meta:editing-cycles>
    <meta:document-statistic meta:object-count="57"/>
    <meta:generator>LibreOffice/6.4.4.2$Linux_X86_64 LibreOffice_project/40$Build-2</meta:generator>
  </office:meta>
</office:document-meta>
</file>